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3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4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5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6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7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008c32" officeooo:paragraph-rsid="00008c32"/>
    </style:style>
    <style:style style:name="P12" style:family="paragraph" style:parent-style-name="Standard">
      <style:text-properties officeooo:rsid="00008c32" officeooo:paragraph-rsid="0009b5a7"/>
    </style:style>
    <style:style style:name="P13" style:family="paragraph" style:parent-style-name="Standard">
      <style:text-properties officeooo:rsid="0006946b" officeooo:paragraph-rsid="0006946b"/>
    </style:style>
    <style:style style:name="P14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5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6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7" style:family="paragraph" style:parent-style-name="Text_20_body" style:list-style-name="L2">
      <style:text-properties officeooo:rsid="00120d45" officeooo:paragraph-rsid="00120d45"/>
    </style:style>
    <style:style style:name="P18" style:family="paragraph" style:parent-style-name="Text_20_body" style:list-style-name="L2">
      <style:text-properties officeooo:rsid="00120d45" officeooo:paragraph-rsid="00174d46"/>
    </style:style>
    <style:style style:name="P19" style:family="paragraph" style:parent-style-name="Text_20_body">
      <style:text-properties officeooo:paragraph-rsid="00143af2"/>
    </style:style>
    <style:style style:name="P20" style:family="paragraph" style:parent-style-name="Text_20_body">
      <style:text-properties officeooo:rsid="0015e0f5" officeooo:paragraph-rsid="0015e0f5"/>
    </style:style>
    <style:style style:name="P21" style:family="paragraph" style:parent-style-name="Text_20_body" style:list-style-name="L2">
      <style:text-properties officeooo:rsid="001944f8" officeooo:paragraph-rsid="001944f8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Heading_20_2">
      <style:text-properties officeooo:rsid="001072a8" officeooo:paragraph-rsid="001072a8"/>
    </style:style>
    <style:style style:name="P25" style:family="paragraph" style:parent-style-name="Heading_20_2">
      <style:text-properties officeooo:rsid="00143af2" officeooo:paragraph-rsid="00143af2"/>
    </style:style>
    <style:style style:name="P26" style:family="paragraph" style:parent-style-name="Heading_20_1">
      <style:text-properties officeooo:rsid="001072a8" officeooo:paragraph-rsid="001072a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officeooo:rsid="000f533a"/>
    </style:style>
    <style:style style:name="T11" style:family="text">
      <style:text-properties officeooo:rsid="000fa79b"/>
    </style:style>
    <style:style style:name="T12" style:family="text">
      <style:text-properties fo:font-style="italic" officeooo:rsid="000fa79b" style:font-style-asian="italic" style:font-style-complex="italic"/>
    </style:style>
    <style:style style:name="T13" style:family="text">
      <style:text-properties fo:font-style="italic" officeooo:rsid="000f533a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style:style style:name="T16" style:family="text">
      <style:text-properties officeooo:rsid="001bc0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 Python /dev/hidraw reader</text:p>
      <text:p text:style-name="P11">- DB writer</text:p>
      <text:p text:style-name="P11">- Cron job for every minute</text:p>
      <text:p text:style-name="P11">- Graphana config</text:p>
      <text:p text:style-name="P11">- Security and authorisation</text:p>
      <text:p text:style-name="P12">- DB backup <text:span text:style-name="T3">(http://jheyman.github.io/blog/pages/InfluxDB/)</text:span></text:p>
      <text:p text:style-name="P13">- Startup Influx <text:span text:style-name="T16">and python-solar </text:span>at switchon</text:p>
      <text:p text:style-name="P11"/>
      <text:p text:style-name="P14">Decisions</text:p>
      <text:p text:style-name="P4"/>
      <text:p text:style-name="P4">Populate the following info from the data:</text:p>
      <text:p text:style-name="P4">QPI<text:span text:style-name="T2">GS</text:span></text:p>
      <text:p text:style-name="P5">- All, converting status bits to individual fields <text:span text:style-name="T11">in the </text:span><text:span text:style-name="T12">system_status </text:span><text:span text:style-name="T4">table</text:span></text:p>
      <text:p text:style-name="P4"/>
      <text:p text:style-name="P4">Q<text:span text:style-name="T1">MOD</text:span></text:p>
      <text:p text:style-name="P5">- Text string showing mode <text:span text:style-name="T11">in </text:span><text:span text:style-name="T12">system_mode </text:span><text:span text:style-name="T4">table</text:span></text:p>
      <text:p text:style-name="P5"/>
      <text:p text:style-name="P6">QPIRI</text:p>
      <text:p text:style-name="P6">- <text:span text:style-name="T10">Device rating data </text:span><text:span text:style-name="T13">system</text:span><text:span text:style-name="T12">_rating</text:span><text:span text:style-name="T4"> table</text:span></text:p>
      <text:p text:style-name="P6"/>
      <text:p text:style-name="P15">Startup</text:p>
      <text:list xml:id="list9093211079687979548" text:style-name="L1">
        <text:list-item>
          <text:p text:style-name="P1">sudo service influxdb start</text:p>
        </text:list-item>
      </text:list>
      <text:p text:style-name="P2"/>
      <text:p text:style-name="P16">Downloads</text:p>
      <text:p text:style-name="P3"/>
      <text:p text:style-name="P7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9">sudo service influxdb start</text:p>
      <text:p text:style-name="P9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9"/>
      <text:p text:style-name="P10">To do the select above in Python:</text:p>
      <text:p text:style-name="P8">influx_client = InfluxDBClient('localhost', 8086, database='mydb')</text:p>
      <text:p text:style-name="P8">result = influx_client.query('select host, region, value FROM cpu')</text:p>
      <text:p text:style-name="P8">print("Result: {0}".format(result))</text:p>
      <text:p text:style-name="P8"/>
      <text:h text:style-name="P26" text:outline-level="1">Queries – Influx</text:h>
      <text:h text:style-name="P24" text:outline-level="2">System mode</text:h>
      <text:list xml:id="list2020793082830332541" text:style-name="L2">
        <text:list-item>
          <text:p text:style-name="P17">influx </text:p>
        </text:list-item>
        <text:list-item>
          <text:p text:style-name="P17">use solardb</text:p>
        </text:list-item>
        <text:list-item>
          <text:p text:style-name="P17">select * from system_mode</text:p>
        </text:list-item>
      </text:list>
      <text:h text:style-name="P25" text:outline-level="2">Device status</text:h>
      <text:list xml:id="list220558000180933" text:continue-numbering="true" text:style-name="L2">
        <text:list-item>
          <text:p text:style-name="P18">influx </text:p>
        </text:list-item>
        <text:list-item>
          <text:p text:style-name="P18"><text:soft-page-break/>use solardb</text:p>
        </text:list-item>
        <text:list-item>
          <text:p text:style-name="P18">select * from system_<text:span text:style-name="T14">status</text:span></text:p>
        </text:list-item>
        <text:list-item>
          <text:p text:style-name="P21">Select a few: select time, <text:span text:style-name="T15">grid_voltage, </text:span>ac_output_voltage, battery_voltage, charging_on from system_status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19T22:05:57.368604567</dc:date>
    <meta:editing-duration>P1DT12H50M5S</meta:editing-duration>
    <meta:editing-cycles>25</meta:editing-cycles>
    <meta:generator>LibreOffice/5.2.7.2$Linux_ARM_EABI LibreOffice_project/20m0$Build-2</meta:generator>
    <meta:document-statistic meta:table-count="0" meta:image-count="0" meta:object-count="0" meta:page-count="2" meta:paragraph-count="39" meta:word-count="168" meta:character-count="1222" meta:non-whitespace-character-count="1098"/>
  </office:meta>
</office:document-meta>
</file>